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/>
    </style:style>
    <style:style style:name="P2" style:family="paragraph" style:parent-style-name="Standard">
      <style:text-properties style:font-name="Arial" style:text-underline-style="none"/>
    </style:style>
    <style:style style:name="P3" style:family="paragraph" style:parent-style-name="Standard">
      <style:text-properties style:font-name="Arial1" style:text-underline-style="none"/>
    </style:style>
    <style:style style:name="P4" style:family="paragraph" style:parent-style-name="Standard">
      <style:text-properties style:font-name="Arial1" fo:font-style="normal" style:text-underline-style="none" style:font-style-asian="normal" style:font-style-complex="normal"/>
    </style:style>
    <style:style style:name="P5" style:family="paragraph" style:parent-style-name="Standard">
      <style:text-properties style:font-name="Arial1" fo:font-style="normal" style:text-underline-style="none" style:font-style-asian="normal" style:font-style-complex="normal"/>
    </style:style>
    <style:style style:name="P6" style:family="paragraph" style:parent-style-name="Standard">
      <style:text-properties style:font-name="Arial1"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font-name="Arial1"/>
    </style:style>
    <style:style style:name="T3" style:family="text">
      <style:text-properties style:font-name="Arial1" style:text-underline-style="none"/>
    </style:style>
    <style:style style:name="T4" style:family="text">
      <style:text-properties style:font-name="Arial1" fo:font-style="normal" style:font-style-asian="normal" style:font-style-complex="normal"/>
    </style:style>
    <style:style style:name="T5" style:family="text">
      <style:text-properties style:font-name="Arial1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<text:span text:style-name="T1"><text:tab/><text:tab/></text:span>comment<text:span text:style-name="T1"> jungle generator<text:tab/> <text:s text:c="7"/>C.H.A. Koster<text:tab/> <text:s text:c="8"/>R500;</text:span></text:p>
      <text:p text:style-name="P1"><text:span text:style-name="T1"><text:tab/><text:tab/></text:span>real<text:span text:style-name="T1"> rr;</text:span></text:p>
      <text:p text:style-name="P1"><text:span text:style-name="T1"><text:tab/><text:tab/></text:span>real<text:span text:style-name="T1"> </text:span>procedure<text:span text:style-name="T1"> R; </text:span>begin<text:span text:style-name="T1"> RANDOM; R:= rr:= RANDOM </text:span>end<text:span text:style-name="T1">;</text:span></text:p>
      <text:p text:style-name="P1"><text:span text:style-name="T1"><text:tab/><text:tab/></text:span>procedure<text:span text:style-name="T1"> P(u); </text:span>string<text:span text:style-name="T1"> u; PRINTTEXT(u);</text:span></text:p>
      <text:p text:style-name="P2"/>
      <text:p text:style-name="P1"><text:span text:style-name="T1"><text:tab/><text:tab/></text:span>procedure<text:span text:style-name="T1"> sentence;</text:span></text:p>
      <text:p text:style-name="P1"><text:span text:style-name="T1"><text:tab/><text:tab/></text:span>begin<text:span text:style-name="T1"> <text:s text:c="5"/>subject; predicate; </text:span>if<text:span text:style-name="T1"> R &lt; .2 </text:span>then<text:span text:style-name="T1"> nextsentence <text:s/></text:span>end<text:span text:style-name="T1">;</text:span></text:p>
      <text:p text:style-name="P1"><text:span text:style-name="T1"><text:tab/><text:tab/></text:span>procedure<text:span text:style-name="T1"> nextsentence;</text:span></text:p>
      <text:p text:style-name="P1"><text:span text:style-name="T1"><text:tab/><text:tab/></text:span>begin<text:span text:style-name="T1"> connective; sentence </text:span>end<text:span text:style-name="T1">;</text:span></text:p>
      <text:p text:style-name="P1"><text:span text:style-name="T1"><text:tab/><text:tab/></text:span>procedure<text:span text:style-name="T1"> connective;</text:span></text:p>
      <text:p text:style-name="P1"><text:span text:style-name="T1"><text:tab/><text:tab/></text:span>if<text:span text:style-name="T1"> R &lt;.3 </text:span>then<text:span text:style-name="T1"> P(</text:span><text:span text:style-name="T3">«</text:span><text:span text:style-name="T1"> and</text:span><text:span text:style-name="T3">»</text:span><text:span text:style-name="T1">) </text:span>else<text:span text:style-name="T1"> </text:span>if<text:span text:style-name="T1"> rr &lt; .55 </text:span>then<text:span text:style-name="T1"> P(</text:span><text:span text:style-name="T3">«</text:span><text:span text:style-name="T1"> but</text:span><text:span text:style-name="T3">»</text:span><text:span text:style-name="T1">) </text:span>else</text:p>
      <text:p text:style-name="P1"><text:span text:style-name="T1"><text:tab/><text:tab/></text:span>if<text:span text:style-name="T1"> rr &lt;.8 </text:span>then<text:span text:style-name="T1"> P(</text:span><text:span text:style-name="T3">«</text:span><text:span text:style-name="T1"> because</text:span><text:span text:style-name="T3">») </text:span><text:span text:style-name="T2">else</text:span><text:span text:style-name="T3"> P(« though»);</text:span></text:p>
      <text:p text:style-name="P3"/>
      <text:p text:style-name="P1"><text:span text:style-name="T3"><text:tab/><text:tab/></text:span><text:span text:style-name="T2">procedure</text:span><text:span text:style-name="T3"> subject;</text:span></text:p>
      <text:p text:style-name="P1"><text:span text:style-name="T3"><text:tab/><text:tab/></text:span><text:span text:style-name="T4">if</text:span><text:span text:style-name="T5"> R &lt; .8 </text:span><text:span text:style-name="T4">then</text:span><text:span text:style-name="T5"> subst </text:span><text:span text:style-name="T4">else</text:span><text:span text:style-name="T5"> subname;</text:span></text:p>
      <text:p text:style-name="P1"><text:span text:style-name="T5"><text:tab/><text:tab/></text:span><text:span text:style-name="T4">procedure</text:span><text:span text:style-name="T5"> subst;</text:span></text:p>
      <text:p text:style-name="P1"><text:span text:style-name="T5"><text:tab/><text:tab/></text:span><text:span text:style-name="T4">begin</text:span><text:span text:style-name="T5"> <text:s text:c="5"/>article; <text:s/>noun phrase; </text:span><text:span text:style-name="T4">if</text:span><text:span text:style-name="T5"> R &lt; .2 </text:span><text:span text:style-name="T4">then</text:span><text:span text:style-name="T5"> property </text:span><text:span text:style-name="T4">end</text:span><text:span text:style-name="T5">;</text:span></text:p>
      <text:p text:style-name="P1"><text:span text:style-name="T5"><text:tab/><text:tab/></text:span><text:span text:style-name="T4">procedure</text:span><text:span text:style-name="T5"> property;</text:span></text:p>
      <text:p text:style-name="P1"><text:span text:style-name="T5"><text:tab/><text:tab/></text:span><text:span text:style-name="T4">if</text:span><text:span text:style-name="T5"> R &lt;.25 </text:span><text:span text:style-name="T4">then</text:span><text:span text:style-name="T5"> <text:s/>P(« with blue eyes») </text:span><text:span text:style-name="T4">else</text:span><text:span text:style-name="T5"> </text:span><text:span text:style-name="T4">if</text:span><text:span text:style-name="T5"> rr &lt; .5 </text:span><text:span text:style-name="T4">then</text:span><text:span text:style-name="T5"> P(« in a mink coat») </text:span><text:span text:style-name="T4">else</text:span></text:p>
      <text:p text:style-name="P1"><text:span text:style-name="T5"><text:tab/><text:tab/></text:span><text:span text:style-name="T4">begin</text:span><text:span text:style-name="T5"> <text:s text:c="2"/>P(« from»);</text:span></text:p>
      <text:p text:style-name="P1"><text:span text:style-name="T5"><text:tab/><text:tab/><text:tab/> </text:span><text:span text:style-name="T4">if</text:span><text:span text:style-name="T5"> R &lt; .25 </text:span><text:span text:style-name="T4">then</text:span><text:span text:style-name="T5"> P(« Australia») </text:span><text:span text:style-name="T4">else</text:span><text:span text:style-name="T5"> </text:span><text:span text:style-name="T4">if</text:span><text:span text:style-name="T5"> rr &lt; .5 </text:span><text:span text:style-name="T4">then</text:span><text:span text:style-name="T5"> P(« Switserland») </text:span><text:span text:style-name="T4">else</text:span></text:p>
      <text:p text:style-name="P1"><text:span text:style-name="T5"><text:tab/><text:tab/><text:tab/> </text:span><text:span text:style-name="T4">if</text:span><text:span text:style-name="T5"> rr &lt;.75 </text:span><text:span text:style-name="T4">then</text:span><text:span text:style-name="T5"> P(« Siberia») </text:span><text:span text:style-name="T4">else</text:span><text:span text:style-name="T5"> P(« Cleveland (Ohio)»)</text:span></text:p>
      <text:p text:style-name="P1"><text:span text:style-name="T5"><text:tab/><text:tab/></text:span><text:span text:style-name="T4">end</text:span><text:span text:style-name="T5">;</text:span></text:p>
      <text:p text:style-name="P1"><text:span text:style-name="T5"><text:tab/><text:tab/></text:span><text:span text:style-name="T4">procedure</text:span><text:span text:style-name="T5"> noun phrase;</text:span></text:p>
      <text:p text:style-name="P1"><text:span text:style-name="T5"><text:tab/><text:tab/></text:span><text:span text:style-name="T4">if</text:span><text:span text:style-name="T5"> R &lt; .25 </text:span><text:span text:style-name="T4">then</text:span><text:span text:style-name="T5"> </text:span><text:span text:style-name="T4">begin</text:span><text:span text:style-name="T5"> adje; noun phrase </text:span><text:span text:style-name="T4">end</text:span><text:span text:style-name="T5"> </text:span><text:span text:style-name="T4">else</text:span><text:span text:style-name="T5"> nounpart;</text:span></text:p>
      <text:p text:style-name="P1"><text:span text:style-name="T5"><text:tab/><text:tab/></text:span><text:span text:style-name="T4">procedure</text:span><text:span text:style-name="T5"> nounpart;</text:span></text:p>
      <text:p text:style-name="P1"><text:span text:style-name="T5"><text:tab/><text:tab/></text:span><text:span text:style-name="T4">if</text:span><text:span text:style-name="T5"> R &lt; .25 </text:span><text:span text:style-name="T4">then begin</text:span><text:span text:style-name="T5"> noun; relsentence </text:span><text:span text:style-name="T4">end</text:span><text:span text:style-name="T5"> </text:span><text:span text:style-name="T4">else</text:span><text:span text:style-name="T5"> noun;</text:span></text:p>
      <text:p text:style-name="P4"/>
      <text:p text:style-name="P1"><text:span text:style-name="T5"><text:tab/><text:tab/></text:span><text:span text:style-name="T4">procedure</text:span><text:span text:style-name="T5"> predicate;</text:span></text:p>
      <text:p text:style-name="P1"><text:span text:style-name="T5"><text:tab/><text:tab/></text:span><text:span text:style-name="T4">if</text:span><text:span text:style-name="T5"> R &lt; .2 </text:span><text:span text:style-name="T4">then</text:span><text:span text:style-name="T5"> </text:span><text:span text:style-name="T4">begin</text:span><text:span text:style-name="T5"> modifier; modpredicate </text:span><text:span text:style-name="T4">end</text:span><text:span text:style-name="T5"> </text:span><text:span text:style-name="T4">else</text:span><text:span text:style-name="T5"> </text:span><text:span text:style-name="T4">if</text:span><text:span text:style-name="T5"> rr &lt; .5 </text:span><text:span text:style-name="T4">then</text:span><text:span text:style-name="T5"> quality </text:span><text:span text:style-name="T4">else</text:span><text:span text:style-name="T5"> modpredicate;</text:span></text:p>
      <text:p text:style-name="P1"><text:span text:style-name="T5"><text:tab/><text:tab/></text:span><text:span text:style-name="T4">procedure</text:span><text:span text:style-name="T5"> modpredicate;</text:span></text:p>
      <text:p text:style-name="P1"><text:span text:style-name="T5"><text:tab/><text:tab/></text:span><text:span text:style-name="T4">begin</text:span><text:span text:style-name="T5"> verb; object </text:span><text:span text:style-name="T4">end</text:span><text:span text:style-name="T5">;</text:span></text:p>
      <text:p text:style-name="P1"><text:span text:style-name="T5"><text:tab/><text:tab/></text:span><text:span text:style-name="T4">procedure</text:span><text:span text:style-name="T5"> relsentence;</text:span></text:p>
      <text:p text:style-name="P1"><text:span text:style-name="T5"><text:tab/><text:tab/></text:span><text:span text:style-name="T4">begin</text:span><text:span text:style-name="T5"><text:tab/>P(«, that);</text:span></text:p>
      <text:p text:style-name="P1"><text:soft-page-break/><text:span text:style-name="T5"><text:tab/><text:tab/><text:tab/></text:span><text:span text:style-name="T4">if</text:span><text:span text:style-name="T5"> R &lt; .4 </text:span><text:span text:style-name="T4">then</text:span><text:span text:style-name="T5"> </text:span><text:span text:style-name="T4">begin</text:span><text:span text:style-name="T5"> subject; verb </text:span><text:span text:style-name="T4">end</text:span><text:span text:style-name="T5"> </text:span><text:span text:style-name="T4">else</text:span></text:p>
      <text:p text:style-name="P1"><text:span text:style-name="T5"><text:tab/><text:tab/><text:tab/></text:span><text:span text:style-name="T4">if</text:span><text:span text:style-name="T5"> rr &lt; .6 </text:span><text:span text:style-name="T4">then</text:span><text:span text:style-name="T5"> quality </text:span><text:span text:style-name="T4">else</text:span><text:span text:style-name="T5"> predicate</text:span></text:p>
      <text:p text:style-name="P1"><text:span text:style-name="T5"><text:tab/><text:tab/></text:span><text:span text:style-name="T4">end</text:span><text:span text:style-name="T5">;</text:span></text:p>
      <text:p text:style-name="P1"><text:span text:style-name="T5"><text:tab/><text:tab/></text:span><text:span text:style-name="T4">procedure</text:span><text:span text:style-name="T5"> object;</text:span></text:p>
      <text:p text:style-name="P1"><text:span text:style-name="T5"><text:tab/><text:tab/></text:span><text:span text:style-name="T4">if</text:span><text:span text:style-name="T5"> R &lt; .8 </text:span><text:span text:style-name="T4">then</text:span><text:span text:style-name="T5"> subst </text:span><text:span text:style-name="T4">else</text:span><text:span text:style-name="T5"> objname;</text:span></text:p>
      <text:p text:style-name="P1"><text:span text:style-name="T5"><text:tab/><text:tab/></text:span><text:span text:style-name="T4">procedure</text:span><text:span text:style-name="T5"> quality;</text:span></text:p>
      <text:p text:style-name="P1"><text:span text:style-name="T5"><text:tab/><text:tab/></text:span><text:span text:style-name="T4">begin</text:span><text:span text:style-name="T5"><text:tab/></text:span><text:span text:style-name="T4">if</text:span><text:span text:style-name="T5"> R &lt; .45 </text:span><text:span text:style-name="T4">then</text:span><text:span text:style-name="T5"> P(« was) </text:span><text:span text:style-name="T4">else</text:span><text:span text:style-name="T5"> P(« is»);</text:span></text:p>
      <text:p text:style-name="P1"><text:span text:style-name="T5"><text:tab/><text:tab/><text:tab/></text:span><text:span text:style-name="T4">if</text:span><text:span text:style-name="T5"> R &lt; .4 </text:span><text:span text:style-name="T4">then</text:span><text:span text:style-name="T5"> adje </text:span><text:span text:style-name="T4">else</text:span><text:span text:style-name="T5"> object</text:span></text:p>
      <text:p text:style-name="P1"><text:span text:style-name="T5"><text:tab/><text:tab/></text:span><text:span text:style-name="T4">end</text:span><text:span text:style-name="T5">;</text:span></text:p>
      <text:p text:style-name="P1"><text:span text:style-name="T5"><text:tab/><text:tab/></text:span><text:span text:style-name="T4">procedure</text:span><text:span text:style-name="T5"> adje;</text:span></text:p>
      <text:p text:style-name="P1"><text:span text:style-name="T5"><text:tab/><text:tab/></text:span><text:span text:style-name="T4">if</text:span><text:span text:style-name="T5"> R &lt; .2 </text:span><text:span text:style-name="T4">then</text:span><text:span text:style-name="T5"> </text:span><text:span text:style-name="T4">begin</text:span><text:span text:style-name="T5"> adverb; adjective </text:span><text:span text:style-name="T4">end</text:span><text:span text:style-name="T5"> </text:span><text:span text:style-name="T4">else</text:span><text:span text:style-name="T5"> adjective;</text:span></text:p>
      <text:p text:style-name="P4"/>
      <text:p text:style-name="P1"><text:span text:style-name="T5"><text:tab/><text:tab/></text:span><text:span text:style-name="T4">procedure</text:span><text:span text:style-name="T5"> subname;</text:span></text:p>
      <text:p text:style-name="P1"><text:span text:style-name="T5"><text:tab/><text:tab/></text:span><text:span text:style-name="T4">if</text:span><text:span text:style-name="T5"> R &lt; .2 </text:span><text:span text:style-name="T4">then</text:span><text:span text:style-name="T5"> P(« he») </text:span><text:span text:style-name="T4">else</text:span><text:span text:style-name="T5"> </text:span><text:span text:style-name="T4">if</text:span><text:span text:style-name="T5"> rr &lt; .4 </text:span><text:span text:style-name="T4">then</text:span><text:span text:style-name="T5"> P(« Jim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6 </text:span><text:span text:style-name="T4">then</text:span><text:span text:style-name="T5"> P(« Mary») </text:span><text:span text:style-name="T4">else</text:span><text:span text:style-name="T5"> </text:span><text:span text:style-name="T4">if</text:span><text:span text:style-name="T5"> rr &lt; .8 </text:span><text:span text:style-name="T4">then</text:span><text:span text:style-name="T5"> P(« she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9 </text:span><text:span text:style-name="T4">then</text:span><text:span text:style-name="T5"> P(« David Livingstone») </text:span><text:span text:style-name="T4">else</text:span><text:span text:style-name="T5"> P(« the world Famous X8 Computer»);</text:span></text:p>
      <text:p text:style-name="P1"><text:span text:style-name="T5"><text:tab/><text:tab/></text:span><text:span text:style-name="T4">procedure</text:span><text:span text:style-name="T5"> objname;</text:span></text:p>
      <text:p text:style-name="P1"><text:span text:style-name="T5"><text:tab/><text:tab/></text:span><text:span text:style-name="T4">if</text:span><text:span text:style-name="T5"> R &lt; .2 </text:span><text:span text:style-name="T4">then</text:span><text:span text:style-name="T5"> P(« him») </text:span><text:span text:style-name="T4">else</text:span><text:span text:style-name="T5"> </text:span><text:span text:style-name="T4">if</text:span><text:span text:style-name="T5"> rr &lt; .4 </text:span><text:span text:style-name="T4">then</text:span><text:span text:style-name="T5"> P(« Jim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6 </text:span><text:span text:style-name="T4">then</text:span><text:span text:style-name="T5"> P(« Mary») </text:span><text:span text:style-name="T4">else</text:span><text:span text:style-name="T5"> </text:span><text:span text:style-name="T4">if</text:span><text:span text:style-name="T5"> rr &lt; .8 </text:span><text:span text:style-name="T4">then</text:span><text:span text:style-name="T5"> P(« her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95 </text:span><text:span text:style-name="T4">then</text:span><text:span text:style-name="T5"> P(« David Livingstone») </text:span><text:span text:style-name="T4">else</text:span><text:span text:style-name="T5"> P(« a computer»);</text:span></text:p>
      <text:p text:style-name="P1"><text:span text:style-name="T5"><text:tab/><text:tab/></text:span><text:span text:style-name="T4">procedure</text:span><text:span text:style-name="T5"> modifier;</text:span></text:p>
      <text:p text:style-name="P1"><text:span text:style-name="T5"><text:tab/><text:tab/></text:span><text:span text:style-name="T4">if</text:span><text:span text:style-name="T5"> R &lt; .33 </text:span><text:span text:style-name="T4">then</text:span><text:span text:style-name="T5"> P(« always») </text:span><text:span text:style-name="T4">else</text:span><text:span text:style-name="T5"> </text:span><text:span text:style-name="T4">if</text:span><text:span text:style-name="T5"> rr &lt; .67 </text:span><text:span text:style-name="T4">then</text:span><text:span text:style-name="T5"> P(« often)»</text:span></text:p>
      <text:p text:style-name="P1"><text:span text:style-name="T5"><text:tab/><text:tab/></text:span><text:span text:style-name="T4">else</text:span><text:span text:style-name="T5"> P(« never»);</text:span></text:p>
      <text:p text:style-name="P1"><text:span text:style-name="T5"><text:tab/><text:tab/></text:span><text:span text:style-name="T4">procedure</text:span><text:span text:style-name="T5"> article;</text:span></text:p>
      <text:p text:style-name="P1"><text:span text:style-name="T5"><text:tab/><text:tab/></text:span><text:span text:style-name="T4">if</text:span><text:span text:style-name="T5"> R &lt; .35 </text:span><text:span text:style-name="T4">then</text:span><text:span text:style-name="T5"> P(« a») </text:span><text:span text:style-name="T4">else</text:span><text:span text:style-name="T5"> </text:span><text:span text:style-name="T4">if</text:span><text:span text:style-name="T5"> rr &lt; .75 </text:span><text:span text:style-name="T4">then</text:span><text:span text:style-name="T5"> P(« the») </text:span><text:span text:style-name="T4">else</text:span></text:p>
      <text:p text:style-name="P1"><text:span text:style-name="T5"><text:tab/><text:tab/></text:span><text:span text:style-name="T4">if</text:span><text:span text:style-name="T5"> rr &lt; .87 </text:span><text:span text:style-name="T4">then</text:span><text:span text:style-name="T5"> P(« this») </text:span><text:span text:style-name="T4">else</text:span><text:span text:style-name="T5"> P(« that»);</text:span></text:p>
      <text:p text:style-name="P1"><text:span text:style-name="T5"><text:tab/><text:tab/></text:span><text:span text:style-name="T4">procedure</text:span><text:span text:style-name="T5"> noun;</text:span></text:p>
      <text:p text:style-name="P1"><text:span text:style-name="T5"><text:tab/><text:tab/></text:span><text:span text:style-name="T4">if</text:span><text:span text:style-name="T5"> R &lt; .17 </text:span><text:span text:style-name="T4">then</text:span><text:span text:style-name="T5"> P(« boy») </text:span><text:span text:style-name="T4">else</text:span><text:span text:style-name="T5"> </text:span><text:span text:style-name="T4">if</text:span><text:span text:style-name="T5"> rr &lt; .33 </text:span><text:span text:style-name="T4">then</text:span><text:span text:style-name="T5"> P(« tree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5 </text:span><text:span text:style-name="T4">then</text:span><text:span text:style-name="T5"> P(« girl») </text:span><text:span text:style-name="T4">else</text:span><text:span text:style-name="T5"> </text:span><text:span text:style-name="T4">if</text:span><text:span text:style-name="T5"> rr &lt; .67 </text:span><text:span text:style-name="T4">then</text:span><text:span text:style-name="T5"> P(« bear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83 </text:span><text:span text:style-name="T4">then</text:span><text:span text:style-name="T5"> P(« hunter») </text:span><text:span text:style-name="T4">else</text:span><text:span text:style-name="T5"> P(« lamb»);</text:span></text:p>
      <text:p text:style-name="P1"><text:span text:style-name="T5"><text:tab/><text:tab/></text:span><text:span text:style-name="T4">procedure</text:span><text:span text:style-name="T5"> adjective;</text:span></text:p>
      <text:p text:style-name="P1"><text:span text:style-name="T5"><text:tab/><text:tab/></text:span><text:span text:style-name="T4">if</text:span><text:span text:style-name="T5"> R &lt; .2 </text:span><text:span text:style-name="T4">then</text:span><text:span text:style-name="T5"> P(« little») </text:span><text:span text:style-name="T4">else</text:span><text:span text:style-name="T5"> </text:span><text:span text:style-name="T4">if</text:span><text:span text:style-name="T5"> rr &lt; .4 </text:span><text:span text:style-name="T4">then</text:span><text:span text:style-name="T5"> P(« nice»)</text:span></text:p>
      <text:p text:style-name="P1"><text:span text:style-name="T5"><text:tab/><text:tab/></text:span><text:span text:style-name="T4">else</text:span><text:span text:style-name="T5"> </text:span><text:span text:style-name="T4">if</text:span><text:span text:style-name="T5"> rr &lt; .6 </text:span><text:span text:style-name="T4">then</text:span><text:span text:style-name="T5"> P(« big») </text:span><text:span text:style-name="T4">else</text:span><text:span text:style-name="T5"> </text:span><text:span text:style-name="T4">if</text:span><text:span text:style-name="T5"> rr &lt; .8 </text:span><text:span text:style-name="T4">then</text:span><text:span text:style-name="T5"> P(« green») </text:span><text:span text:style-name="T4">else</text:span><text:span text:style-name="T5"> P(« bad»);</text:span></text:p>
      <text:p text:style-name="P1"><text:span text:style-name="T5"><text:tab/><text:tab/></text:span><text:span text:style-name="T4">procedure</text:span><text:span text:style-name="T5"> adverb;</text:span></text:p>
      <text:p text:style-name="P1"><text:soft-page-break/><text:span text:style-name="T5"><text:tab/><text:tab/></text:span><text:span text:style-name="T4">if</text:span><text:span text:style-name="T5"> R &lt; .4 </text:span><text:span text:style-name="T4">then</text:span><text:span text:style-name="T5"> P(« very») </text:span><text:span text:style-name="T4">else</text:span><text:span text:style-name="T5"> </text:span><text:span text:style-name="T4">if</text:span><text:span text:style-name="T5"> rr &lt; .6 </text:span><text:span text:style-name="T4">then</text:span><text:span text:style-name="T5"> P(« extraordinarily») </text:span><text:span text:style-name="T4">else</text:span><text:span text:style-name="T5"> P(« rather»);</text:span></text:p>
      <text:p text:style-name="P1"><text:span text:style-name="T5"><text:tab/><text:tab/></text:span><text:span text:style-name="T4">procedure</text:span><text:span text:style-name="T5"> verb;</text:span></text:p>
      <text:p text:style-name="P1"><text:span text:style-name="T5"><text:tab/><text:tab/></text:span><text:span text:style-name="T4">if</text:span><text:span text:style-name="T5"> R &lt; .45 </text:span><text:span text:style-name="T4">then</text:span></text:p>
      <text:p text:style-name="P1"><text:span text:style-name="T5"><text:tab/><text:tab/></text:span><text:span text:style-name="T4">begin</text:span><text:span text:style-name="T5"><text:tab/></text:span><text:span text:style-name="T4">if</text:span><text:span text:style-name="T5"> R &lt; .2 </text:span><text:span text:style-name="T4">then</text:span><text:span text:style-name="T5"> P(« saw») </text:span><text:span text:style-name="T4">else</text:span><text:span text:style-name="T5"> </text:span><text:span text:style-name="T4">if</text:span><text:span text:style-name="T5"> rr &lt; .4 </text:span><text:span text:style-name="T4">then</text:span><text:span text:style-name="T5"> P(« liked») </text:span><text:span text:style-name="T4">else</text:span></text:p>
      <text:p text:style-name="P1"><text:span text:style-name="T5"><text:tab/><text:tab/><text:tab/></text:span><text:span text:style-name="T4">if</text:span><text:span text:style-name="T5"> rr &lt; .6 </text:span><text:span text:style-name="T4">then</text:span><text:span text:style-name="T5"> P(« dreamt about») </text:span><text:span text:style-name="T4">else</text:span><text:span text:style-name="T5"> </text:span><text:span text:style-name="T4">if</text:span><text:span text:style-name="T5"> rr &lt; .7 </text:span><text:span text:style-name="T4">then</text:span><text:span text:style-name="T5"> P(« smelled») </text:span><text:span text:style-name="T4">else</text:span></text:p>
      <text:p text:style-name="P1"><text:span text:style-name="T5"><text:tab/><text:tab/><text:tab/></text:span><text:span text:style-name="T4">if</text:span><text:span text:style-name="T5"> rr &lt; .8 </text:span><text:span text:style-name="T4">then</text:span><text:span text:style-name="T5"> P(« ate») </text:span><text:span text:style-name="T4">else</text:span><text:span text:style-name="T5"> P(« had»)</text:span></text:p>
      <text:p text:style-name="P1"><text:span text:style-name="T5"><text:tab/><text:tab/></text:span><text:span text:style-name="T4">end</text:span><text:span text:style-name="T5"> </text:span><text:span text:style-name="T4">else</text:span></text:p>
      <text:p text:style-name="P1"><text:span text:style-name="T5"><text:tab/><text:tab/></text:span><text:span text:style-name="T4">begin</text:span><text:span text:style-name="T5"><text:tab/></text:span><text:span text:style-name="T4">if</text:span><text:span text:style-name="T5"> R &lt; .2 </text:span><text:span text:style-name="T4">then</text:span><text:span text:style-name="T5"> P(« sees») </text:span><text:span text:style-name="T4">else</text:span><text:span text:style-name="T5"> </text:span><text:span text:style-name="T4">if</text:span><text:span text:style-name="T5"> rr &lt; .4 </text:span><text:span text:style-name="T4">then</text:span><text:span text:style-name="T5"> P(« likes»)</text:span></text:p>
      <text:p text:style-name="P1"><text:span text:style-name="T5"><text:tab/><text:tab/><text:tab/></text:span><text:span text:style-name="T4">else</text:span><text:span text:style-name="T5"> </text:span><text:span text:style-name="T4">if</text:span><text:span text:style-name="T5"> rr &lt; .6 </text:span><text:span text:style-name="T4">then</text:span><text:span text:style-name="T5"> P(« dreams about») </text:span><text:span text:style-name="T4">else</text:span><text:span text:style-name="T5"> </text:span><text:span text:style-name="T4">if</text:span><text:span text:style-name="T5"> rr &lt; .7 </text:span><text:span text:style-name="T4">then</text:span><text:span text:style-name="T5"> P(« eats»)</text:span></text:p>
      <text:p text:style-name="P1"><text:span text:style-name="T5"><text:tab/><text:tab/><text:tab/></text:span><text:span text:style-name="T4">else</text:span><text:span text:style-name="T5"> </text:span><text:span text:style-name="T4">if</text:span><text:span text:style-name="T5"> rr &lt; .8 </text:span><text:span text:style-name="T4">then</text:span><text:span text:style-name="T5"> P(« smells») </text:span><text:span text:style-name="T4">else</text:span><text:span text:style-name="T5"> P(« has»)</text:span></text:p>
      <text:p text:style-name="P1"><text:span text:style-name="T5"><text:tab/><text:tab/></text:span><text:span text:style-name="T4">end</text:span><text:span text:style-name="T5">;</text:span></text:p>
      <text:p text:style-name="P4"/>
      <text:p text:style-name="P4"><text:tab/><text:tab/>SETRANDOM (XEEN (2047) / 2048);</text:p>
      <text:p text:style-name="P4"/>
      <text:p text:style-name="P4">NZ:<text:tab/><text:tab/>NLCR; sentence; NLCR;</text:p>
      <text:p text:style-name="P4"/>
      <text:p text:style-name="P1"><text:span text:style-name="T5"><text:tab/><text:tab/></text:span><text:span text:style-name="T4">if</text:span><text:span text:style-name="T5"> XEEN(-0) &gt; 0 </text:span><text:span text:style-name="T4">then</text:span><text:span text:style-name="T5"> </text:span><text:span text:style-name="T4">goto</text:span><text:span text:style-name="T5"> NZ</text:span></text:p>
      <text:p text:style-name="P6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3M24S</meta:editing-duration>
    <meta:editing-cycles>10</meta:editing-cycles>
    <meta:generator>OpenOffice.org/3.3$Win32 OpenOffice.org_project/330m20$Build-9567</meta:generator>
    <dc:date>2022-08-31T12:54:28.82</dc:date>
    <dc:creator>G R</dc:creator>
    <meta:document-statistic meta:table-count="0" meta:image-count="0" meta:object-count="0" meta:page-count="3" meta:paragraph-count="79" meta:word-count="623" meta:character-count="3229"/>
    <meta:user-defined meta:name="Info 1"/>
    <meta:user-defined meta:name="Info 2"/>
    <meta:user-defined meta:name="Info 3"/>
    <meta:user-defined meta:name="Info 4"/>
  </office:meta>
</office:document-meta>
</file>